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Kings 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UMMONS (8:1-1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SUMMONS (8:1-11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rk of the Covenant (8:1-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glory of God (8:10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Kings 8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SUMMONS (8:1-11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SERMON (8:12-2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SERMON (8:12-21):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Concerning the people who built the Temple (8:12-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Concerning the purpose for building the Temple (8:20-2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<text:s text:c="1"/>Concerning the purpose for building the Temple (8:20-21)<text:s text:c="1"/></text:span><text:span text:style-name="a539" text:class-names=""/></text:p>
          </draw:text-box>
          <svg:title/>
          <svg:desc/>
        </draw:frame>
        <draw:frame draw:id="id99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o honor the name of God (8:2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o house the Ark of God (8:2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12-tx-Title-and-Text" presentation:presentation-page-layout-name="Master1-PPL12" draw:id="Slide-261">
        <draw:frame draw:id="id100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SERMON (8:12-21):<text:s text:c="1"/></text:span><text:span text:style-name="a554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Concerning the people who built the Temple (8:12-1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Concerning the purpose for building the Temple (8:20-2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1 Kings 8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SUMMONS (8:1-11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SERMON (8:12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SUPPLICATION (8:22-5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3-twoColTx-Title-and-2-Column-Text" presentation:presentation-page-layout-name="Master1-PPL13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SUPPLICATION (8:22-53):<text:s text:c="1"/></text:span><text:span text:style-name="a587" text:class-names=""/></text:p>
          </draw:text-box>
          <svg:title/>
          <svg:desc/>
        </draw:frame>
        <draw:frame draw:id="id105" presentation:style-name="a602" draw:name="Text Placeholder 2" svg:x="1.38021in" svg:y="2in" svg:width="4.61632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Continual blessing upon David's dynasty (8:25-26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Attentiveness to his prayers (8:27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Justice for the innocent (8:31-3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  <draw:frame draw:id="id106" presentation:style-name="a618" draw:name="Text Placeholder 3" svg:x="6.16319in" svg:y="2in" svg:width="4.61632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Forgiveness for the repentant (8:33-4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Attentiveness to the prayers of foreigners who visit the Temple (8:41-43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Victory in time of war (8:44-4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Restoration after captivity (8:46-5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9" draw:style-name="a619" draw:master-page-name="Master1-Layout12-tx-Title-and-Text" presentation:presentation-page-layout-name="Master1-PPL12" draw:id="Slide-264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1 Kings 8<text:s text:c="1"/></text:span><text:span text:style-name="a621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SUMMONS (8:1-11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SERMON (8:12-21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SUPPLICATION (8:22-5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THE SOUND OF PRAISE (8:54-6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SACRIFICES (8:62-6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8 </dc:title>
    <meta:initial-creator>David STRICKLAND</meta:initial-creator>
    <dc:creator>David STRICKLAND</dc:creator>
    <meta:creation-date>2020-02-22T17:27:13Z</meta:creation-date>
    <dc:date>2020-02-22T17:27:13Z</dc:date>
    <meta:template xlink:href="BibleStudy" xlink:type="simple"/>
    <meta:editing-cycles>1</meta:editing-cycles>
    <meta:editing-duration>PT0S</meta:editing-duration>
    <meta:document-statistic meta:paragraph-count="35" meta:word-count="244"/>
  </office:meta>
</office:document-meta>
</file>